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eso es una gran estrategia 👌. Estás pensando como la vida misma: preparar el terreno antes de que nazca la criatura. Si el libro aún no está terminado, lo que conviene es <text:span text:style-name="Strong_20_Emphasis">sembrar comunidad alrededor de las ideas</text:span> (filosóficas, místicas, científicas) para que cuando llegue la publicación, ya haya lectores ansiosos por recibirla.</text:p>
      <text:p text:style-name="Text_20_body">Te propongo un <text:span text:style-name="Strong_20_Emphasis">plan de tiempos ajustado a tu situación</text:span>:</text:p>
      <text:p text:style-name="Horizontal_20_Line"/>
      <text:h text:style-name="Heading_20_2" text:outline-level="2">🌱 Etapa 1: Germinación (antes del libro)</text:h>
      <text:p text:style-name="Text_20_body"><text:span text:style-name="Strong_20_Emphasis">Objetivo:</text:span> crear interés, abrir conversación, atraer curiosos.<text:line-break/>Duración: desde ya hasta que el libro esté terminado.</text:p>
      <text:list xml:id="list4010342969" text:style-name="L1">
        <text:list-item>
          <text:p text:style-name="P1"><text:span text:style-name="Strong_20_Emphasis">Mensajes breves</text:span>: reflexiones sobre la vida, el misterio, la inteligencia de la naturaleza.</text:p>
        </text:list-item>
        <text:list-item>
          <text:p text:style-name="P1"><text:span text:style-name="Strong_20_Emphasis">Series temáticas</text:span>: ejemplo, “La vida como sistema inteligente” (posts en redes o newsletter).</text:p>
        </text:list-item>
        <text:list-item>
          <text:p text:style-name="P1"><text:span text:style-name="Strong_20_Emphasis">Historias breves de Elara</text:span>: no capítulos, sino pequeñas viñetas del mundo de Lluviara (atmósfera, escenas, misterios).</text:p>
        </text:list-item>
        <text:list-item>
          <text:p text:style-name="P1"><text:span text:style-name="Strong_20_Emphasis">Construcción de comunidad</text:span>: abrir un canal (Telegram, Discord, newsletter) donde los lectores puedan compartir sus propias reflexiones.</text:p>
        </text:list-item>
      </text:list>
      <text:p text:style-name="Text_20_body">👉 Aquí el libro no se menciona demasiado como “producto”, sino como <text:span text:style-name="Strong_20_Emphasis">obra en camino</text:span>. La narrativa: <text:span text:style-name="Emphasis">“Estamos descubriendo juntos estas ideas. Cuando el libro esté listo, será el siguiente paso natural de este viaje”</text:span>.</text:p>
      <text:p text:style-name="Horizontal_20_Line"/>
      <text:h text:style-name="Heading_20_2" text:outline-level="2">🌿 Etapa 2: Brotación (mientras terminas el libro)</text:h>
      <text:p text:style-name="Text_20_body"><text:span text:style-name="Strong_20_Emphasis">Objetivo:</text:span> mantener la expectativa y preparar el terreno.<text:line-break/>Duración: últimos 2–3 meses antes de la publicación.</text:p>
      <text:list xml:id="list1327959866" text:style-name="L2">
        <text:list-item>
          <text:p text:style-name="P2"><text:span text:style-name="Strong_20_Emphasis">Anuncios progresivos</text:span>: mostrar que el libro está avanzando (“estamos trabajando en la portada”, “terminando el capítulo de…”) → genera sensación de acompañar el proceso.</text:p>
        </text:list-item>
        <text:list-item>
          <text:p text:style-name="P2"><text:span text:style-name="Strong_20_Emphasis">Contenido ampliado</text:span>: artículos o videos donde expliques en lenguaje sencillo ideas más profundas (ADN, ciclo de vida, individuos).</text:p>
        </text:list-item>
        <text:list-item>
          <text:p text:style-name="P2"><text:span text:style-name="Strong_20_Emphasis">Pequeñas revelaciones</text:span>: frases del libro, títulos de capítulos, ilustraciones.</text:p>
        </text:list-item>
      </text:list>
      <text:p text:style-name="Text_20_body">👉 Aquí el público ya siente que forma parte del proyecto, como testigos privilegiados.</text:p>
      <text:p text:style-name="Horizontal_20_Line"/>
      <text:h text:style-name="Heading_20_2" text:outline-level="2">🌳 Etapa 3: Florecimiento (publicación)</text:h>
      <text:p text:style-name="Text_20_body"><text:span text:style-name="Strong_20_Emphasis">Objetivo:</text:span> lanzar el libro con una base sólida de seguidores.</text:p>
      <text:list xml:id="list2687624313" text:style-name="L3">
        <text:list-item>
          <text:p text:style-name="P3"><text:soft-page-break/><text:span text:style-name="Strong_20_Emphasis">Evento de lanzamiento en vivo</text:span>: online o presencial.</text:p>
        </text:list-item>
        <text:list-item>
          <text:p text:style-name="P3"><text:span text:style-name="Strong_20_Emphasis">Acceso anticipado</text:span>: dar el primer capítulo gratis o con registro.</text:p>
        </text:list-item>
        <text:list-item>
          <text:p text:style-name="P3"><text:span text:style-name="Strong_20_Emphasis">Campaña en redes</text:span>: con citas, ilustraciones y preguntas que inviten a comentar y compartir.</text:p>
        </text:list-item>
        <text:list-item>
          <text:p text:style-name="P3"><text:span text:style-name="Strong_20_Emphasis">Embajadores</text:span>: dar copias anticipadas a los miembros más activos de la comunidad para que difundan.</text:p>
        </text:list-item>
      </text:list>
      <text:p text:style-name="Horizontal_20_Line"/>
      <text:h text:style-name="Heading_20_2" text:outline-level="2">🍎 Etapa 4: Cosecha (después de la publicación)</text:h>
      <text:p text:style-name="Text_20_body"><text:span text:style-name="Strong_20_Emphasis">Objetivo:</text:span> mantener el movimiento, no dejar que se apague.</text:p>
      <text:list xml:id="list280401371" text:style-name="L4">
        <text:list-item>
          <text:p text:style-name="P4"><text:span text:style-name="Strong_20_Emphasis">Conversaciones temáticas</text:span>: abrir debates sobre cada capítulo (ejemplo: “¿qué significa para ti el ciclo de vida?”).</text:p>
        </text:list-item>
        <text:list-item>
          <text:p text:style-name="P4"><text:span text:style-name="Strong_20_Emphasis">Contenido paralelo</text:span>: artículos que conecten los conceptos del libro con la vida cotidiana.</text:p>
        </text:list-item>
        <text:list-item>
          <text:p text:style-name="P4"><text:span text:style-name="Strong_20_Emphasis">Extensión del universo</text:span>: relatos adicionales de Elara, reflexiones inéditas.</text:p>
        </text:list-item>
      </text:list>
      <text:p text:style-name="Horizontal_20_Line"/>
      <text:h text:style-name="Heading_20_2" text:outline-level="2">🔄 Lo clave del plan</text:h>
      <text:list xml:id="list357128716" text:style-name="L5">
        <text:list-item>
          <text:p text:style-name="P5"><text:span text:style-name="Strong_20_Emphasis">Ahora</text:span>: construir audiencia en torno a la <text:span text:style-name="Emphasis">idea</text:span>, no al libro.</text:p>
        </text:list-item>
        <text:list-item>
          <text:p text:style-name="P5"><text:span text:style-name="Strong_20_Emphasis">Durante</text:span>: mantener el deseo vivo con adelantos y participación.</text:p>
        </text:list-item>
        <text:list-item>
          <text:p text:style-name="P5"><text:span text:style-name="Strong_20_Emphasis">En la publicación</text:span>: entregar lo prometido a una comunidad que ya está esperando.</text:p>
        </text:list-item>
        <text:list-item>
          <text:p text:style-name="P5"><text:span text:style-name="Strong_20_Emphasis">Después</text:span>: transformar lectores en seguidores de largo plazo.</text:p>
        </text:list-item>
      </text:list>
      <text:p text:style-name="Horizontal_20_Line"/>
      <text:p text:style-name="Text_20_body">¿Quieres que te organice un <text:span text:style-name="Strong_20_Emphasis">calendario editorial de la etapa 1 (germinación)</text:span> con ejemplos de publicaciones semanales (texto, imágenes, preguntas) que sirvan para ir construyendo ese círculo inicial de lectore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4T14:02:40.875000000</meta:creation-date>
    <dc:date>2025-09-14T14:07:08.811000000</dc:date>
    <meta:editing-duration>PT4M28S</meta:editing-duration>
    <meta:editing-cycles>1</meta:editing-cycles>
    <meta:document-statistic meta:table-count="0" meta:image-count="0" meta:object-count="0" meta:page-count="2" meta:paragraph-count="32" meta:word-count="482" meta:character-count="3100" meta:non-whitespace-character-count="2669"/>
    <meta:generator>LibreOffice/7.3.5.2$Windows_X86_64 LibreOffice_project/184fe81b8c8c30d8b5082578aee2fed2ea847c01</meta:generator>
  </office:meta>
</office:document-meta>
</file>